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1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3" office:value-type="string" calcext:value-type="string">
            <text:p>Time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Trade</text:p>
          </table:table-cell>
          <table:table-cell table:style-name="ce5" table:number-columns-repeated="1020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time" office:time-value="PT23H30M00S" calcext:value-type="time">
            <text:p>23:30:00</text:p>
          </table:table-cell>
          <table:table-cell office:value-type="float" office:value="8008.1" calcext:value-type="float">
            <text:p>8008,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8061.6" calcext:value-type="float">
            <text:p>8061,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8457.6" calcext:value-type="float">
            <text:p>8457,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9090.1" calcext:value-type="float">
            <text:p>9090,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7637.3" calcext:value-type="float">
            <text:p>7637,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219.7" calcext:value-type="float">
            <text:p>9219,7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7885.2" calcext:value-type="float">
            <text:p>7885,2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8629.8" calcext:value-type="float">
            <text:p>8629,8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6259.8" calcext:value-type="float">
            <text:p>6259,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676.1" calcext:value-type="float">
            <text:p>6676,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5990.2" calcext:value-type="float">
            <text:p>5990,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6570.2" calcext:value-type="float">
            <text:p>6570,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6200.4" calcext:value-type="float">
            <text:p>6200,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6177.5" calcext:value-type="float">
            <text:p>6177,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6560.2" calcext:value-type="float">
            <text:p>6560,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time" office:time-value="PT23H30M00S" calcext:value-type="time">
            <text:p>23:30:00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6370.5" calcext:value-type="float">
            <text:p>6370,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5416.8" calcext:value-type="float">
            <text:p>5416,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00.00.00</text:date>, <text:time style:data-style-name="N2" text:time-value="19:15:47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5:17:56.082000000</meta:creation-date>
    <dc:date>2020-06-05T21:13:24.929000000</dc:date>
    <meta:editing-duration>PT3H43M</meta:editing-duration>
    <meta:editing-cycles>24</meta:editing-cycles>
    <meta:generator>LibreOffice/6.4.4.2$Windows_X86_64 LibreOffice_project/3d775be2011f3886db32dfd395a6a6d1ca2630ff</meta:generator>
    <meta:document-statistic meta:table-count="1" meta:cell-count="108" meta:object-count="0"/>
  </office:meta>
</office:document-meta>
</file>